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1" svg:font-family="'Arial Unicode M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mbria" fo:font-weight="bold" officeooo:rsid="00144125" officeooo:paragraph-rsid="00144125" style:font-weight-asian="bold" style:font-weight-complex="bold"/>
    </style:style>
    <style:style style:name="P2" style:family="paragraph" style:parent-style-name="Standard">
      <style:text-properties style:font-name="Cambria" fo:font-weight="bold" officeooo:rsid="00158d33" officeooo:paragraph-rsid="00158d33" style:font-weight-asian="bold" style:font-weight-complex="bold"/>
    </style:style>
    <style:style style:name="P3" style:family="paragraph" style:parent-style-name="Standard">
      <style:text-properties style:font-name="Cambria" fo:font-weight="normal" officeooo:rsid="00144125" officeooo:paragraph-rsid="00144125" style:font-weight-asian="normal" style:font-weight-complex="normal"/>
    </style:style>
    <style:style style:name="P4" style:family="paragraph" style:parent-style-name="Standard">
      <style:text-properties officeooo:paragraph-rsid="00158d33"/>
    </style:style>
    <style:style style:name="P5" style:family="paragraph" style:parent-style-name="Standard">
      <style:text-properties fo:font-weight="normal" officeooo:rsid="00158d33" officeooo:paragraph-rsid="00158d33" style:font-weight-asian="normal" style:font-weight-complex="normal"/>
    </style:style>
    <style:style style:name="P6" style:family="paragraph" style:parent-style-name="Standard">
      <style:text-properties fo:font-weight="normal" officeooo:rsid="0017b4db" officeooo:paragraph-rsid="0017b4db" style:font-weight-asian="normal" style:font-weight-complex="normal"/>
    </style:style>
    <style:style style:name="P7" style:family="paragraph" style:parent-style-name="Standard">
      <style:text-properties style:font-name="Cambria" fo:font-weight="normal" officeooo:rsid="00144125" officeooo:paragraph-rsid="00144125" style:font-weight-asian="normal" style:font-weight-complex="normal"/>
    </style:style>
    <style:style style:name="P8" style:family="paragraph" style:parent-style-name="Standard">
      <style:text-properties style:font-name="Cambria" fo:font-style="normal" fo:font-weight="normal" officeooo:rsid="00144125" officeooo:paragraph-rsid="00144125" style:font-style-asian="normal" style:font-weight-asian="normal" style:font-style-complex="normal" style:font-weight-complex="normal"/>
    </style:style>
    <style:style style:name="P9" style:family="paragraph" style:parent-style-name="Standard">
      <style:text-properties style:font-name="Cambria" fo:font-style="normal" fo:font-weight="normal" officeooo:rsid="00158d33" officeooo:paragraph-rsid="00158d33" style:font-style-asian="normal" style:font-weight-asian="normal" style:font-style-complex="normal" style:font-weight-complex="normal"/>
    </style:style>
    <style:style style:name="P10" style:family="paragraph" style:parent-style-name="Standard" style:list-style-name="L1">
      <style:text-properties style:font-name="Cambria" fo:font-style="normal" fo:font-weight="normal" officeooo:rsid="00158d33" officeooo:paragraph-rsid="00158d33" style:font-style-asian="normal" style:font-weight-asian="normal" style:font-style-complex="normal" style:font-weight-complex="normal"/>
    </style:style>
    <style:style style:name="P11" style:family="paragraph" style:parent-style-name="Standard" style:list-style-name="L2">
      <style:text-properties style:font-name="Cambria" fo:font-style="normal" fo:font-weight="normal" officeooo:rsid="00158d33" officeooo:paragraph-rsid="00158d33" style:font-style-asian="normal" style:font-weight-asian="normal" style:font-style-complex="normal" style:font-weight-complex="normal"/>
    </style:style>
    <style:style style:name="P12" style:family="paragraph" style:parent-style-name="Standard">
      <style:text-properties style:font-name="Cambria" fo:font-style="normal" fo:font-weight="normal" officeooo:rsid="0016e130" officeooo:paragraph-rsid="00158d33" style:font-style-asian="normal" style:font-weight-asian="normal" style:font-style-complex="normal" style:font-weight-complex="normal"/>
    </style:style>
    <style:style style:name="P13" style:family="paragraph" style:parent-style-name="Standard">
      <style:text-properties style:font-name="Cambria" fo:font-style="normal" fo:font-weight="normal" officeooo:rsid="0016e130" officeooo:paragraph-rsid="0016e130" style:font-style-asian="normal" style:font-weight-asian="normal" style:font-style-complex="normal" style:font-weight-complex="normal"/>
    </style:style>
    <style:style style:name="P14" style:family="paragraph" style:parent-style-name="Standard" style:list-style-name="L4">
      <style:text-properties style:font-name="Cambria" fo:font-style="normal" fo:font-weight="normal" officeooo:rsid="0016e130" officeooo:paragraph-rsid="0016e130" style:font-style-asian="normal" style:font-weight-asian="normal" style:font-style-complex="normal" style:font-weight-complex="normal"/>
    </style:style>
    <style:style style:name="P15" style:family="paragraph" style:parent-style-name="Standard" style:list-style-name="L5">
      <style:text-properties style:font-name="Cambria" fo:font-style="normal" fo:font-weight="normal" officeooo:rsid="0016e130" officeooo:paragraph-rsid="0016e130" style:font-style-asian="normal" style:font-weight-asian="normal" style:font-style-complex="normal" style:font-weight-complex="normal"/>
    </style:style>
    <style:style style:name="P16" style:family="paragraph" style:parent-style-name="Standard" style:list-style-name="L6">
      <style:text-properties style:font-name="Cambria" fo:font-style="normal" fo:font-weight="normal" officeooo:rsid="0016e130" officeooo:paragraph-rsid="0016e130" style:font-style-asian="normal" style:font-weight-asian="normal" style:font-style-complex="normal" style:font-weight-complex="normal"/>
    </style:style>
    <style:style style:name="P17" style:family="paragraph" style:parent-style-name="Standard" style:list-style-name="L7">
      <style:text-properties style:font-name="Cambria" fo:font-style="normal" fo:font-weight="normal" officeooo:rsid="0016e130" officeooo:paragraph-rsid="0016e130" style:font-style-asian="normal" style:font-weight-asian="normal" style:font-style-complex="normal" style:font-weight-complex="normal"/>
    </style:style>
    <style:style style:name="P18" style:family="paragraph" style:parent-style-name="Standard">
      <style:text-properties style:font-name="Cambria" fo:font-style="normal" fo:font-weight="normal" officeooo:rsid="0017b4db" officeooo:paragraph-rsid="0017b4db" style:font-style-asian="normal" style:font-weight-asian="normal" style:font-style-complex="normal" style:font-weight-complex="normal"/>
    </style:style>
    <style:style style:name="P19" style:family="paragraph" style:parent-style-name="Standard" style:list-style-name="L8">
      <style:text-properties style:font-name="Cambria" fo:font-style="normal" fo:font-weight="normal" officeooo:rsid="0017b4db" officeooo:paragraph-rsid="0017b4db" style:font-style-asian="normal" style:font-weight-asian="normal" style:font-style-complex="normal" style:font-weight-complex="normal"/>
    </style:style>
    <style:style style:name="P20" style:family="paragraph" style:parent-style-name="Standard">
      <style:text-properties style:font-name="Cambria" fo:font-style="normal" fo:font-weight="bold" officeooo:rsid="00144125" officeooo:paragraph-rsid="00144125" style:font-style-asian="normal" style:font-weight-asian="bold" style:font-style-complex="normal" style:font-weight-complex="bold"/>
    </style:style>
    <style:style style:name="P21" style:family="paragraph" style:parent-style-name="Standard">
      <style:text-properties style:font-name="Cambria" fo:font-style="normal" fo:font-weight="bold" officeooo:rsid="00158d33" officeooo:paragraph-rsid="00158d33" style:font-style-asian="normal" style:font-weight-asian="bold" style:font-style-complex="normal" style:font-weight-complex="bold"/>
    </style:style>
    <style:style style:name="P22" style:family="paragraph" style:parent-style-name="Standard">
      <style:text-properties style:font-name="Cambria" fo:font-style="normal" fo:font-weight="bold" officeooo:rsid="0016e130" officeooo:paragraph-rsid="0016e130" style:font-style-asian="normal" style:font-weight-asian="bold" style:font-style-complex="normal" style:font-weight-complex="bold"/>
    </style:style>
    <style:style style:name="P23" style:family="paragraph" style:parent-style-name="Standard">
      <style:text-properties style:font-name="Cambria" fo:font-style="normal" fo:font-weight="bold" officeooo:rsid="0017b4db" officeooo:paragraph-rsid="0017b4db" style:font-style-asian="normal" style:font-weight-asian="bold" style:font-style-complex="normal" style:font-weight-complex="bold"/>
    </style:style>
    <style:style style:name="P24" style:family="paragraph" style:parent-style-name="Standard" style:list-style-name="L2">
      <style:text-properties officeooo:paragraph-rsid="00158d33"/>
    </style:style>
    <style:style style:name="P25" style:family="paragraph" style:parent-style-name="Standard" style:list-style-name="L3">
      <style:text-properties officeooo:paragraph-rsid="00158d33"/>
    </style:style>
    <style:style style:name="P26" style:family="paragraph" style:parent-style-name="Standard" style:list-style-name="L8">
      <style:text-properties fo:font-weight="normal" officeooo:rsid="0017b4db" officeooo:paragraph-rsid="0017b4db" style:font-weight-asian="normal" style:font-weight-complex="normal"/>
    </style:style>
    <style:style style:name="P27" style:family="paragraph" style:parent-style-name="Standard" style:list-style-name="L8">
      <style:text-properties fo:font-weight="bold" officeooo:rsid="0017b4db" officeooo:paragraph-rsid="0017b4db"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Cambria" fo:font-style="normal" fo:font-weight="normal" style:font-style-asian="normal" style:font-weight-asian="normal" style:font-style-complex="normal" style:font-weight-complex="normal"/>
    </style:style>
    <style:style style:name="T8" style:family="text">
      <style:text-properties style:font-name="Cambria" fo:font-style="normal" fo:font-weight="normal" officeooo:rsid="00158d33" style:font-style-asian="normal" style:font-weight-asian="normal" style:font-style-complex="normal" style:font-weight-complex="normal"/>
    </style:style>
    <style:style style:name="T9" style:family="text">
      <style:text-properties style:font-name="Cambria" fo:font-style="normal" fo:font-weight="bold" style:font-style-asian="normal" style:font-weight-asian="bold" style:font-style-complex="normal" style:font-weight-complex="bold"/>
    </style:style>
    <style:style style:name="T10" style:family="text">
      <style:text-properties style:font-name="Cambria" fo:font-style="normal" fo:font-weight="bold" officeooo:rsid="00158d33" style:font-style-asian="normal" style:font-weight-asian="bold" style:font-style-complex="normal" style:font-weight-complex="bold"/>
    </style:style>
    <style:style style:name="T11" style:family="text">
      <style:text-properties style:font-name="Cambria" fo:font-style="normal" style:font-style-asian="normal" style:font-style-complex="normal"/>
    </style:style>
    <style:style style:name="T12" style:family="text">
      <style:text-properties style:font-name="Cambria" fo:font-style="normal" officeooo:rsid="0016e130" style:font-style-asian="normal" style:font-style-complex="normal"/>
    </style:style>
    <style:style style:name="T13" style:family="text">
      <style:text-properties officeooo:rsid="0019d57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MA 4. DISEÑO FÍSICO-RELACIONAL</text:p>
      <text:p text:style-name="P1">1. Introducción</text:p>
      <text:p text:style-name="P1"/>
      <text:p text:style-name="P1">1.1 Gestores de Bases de Datos</text:p>
      <text:p text:style-name="P3"/>
      <text:p text:style-name="P3">Un Sistema Gestor de Bases de Datos (SGBD) o DataBase Management System (DBMS) es un sistema que permite la <text:span text:style-name="T1">creación, gestión y administración de bases de datos,</text:span> así como la <text:span text:style-name="T1">elección y manejo de las estructuras necesarias </text:span>para el almacenamiento y búsqueda de información del modo más eficiente posible.</text:p>
      <text:p text:style-name="P3">Ejemplos:</text:p>
      <text:p text:style-name="P3">- Open source: MariaDB, SQLite, MySQL, PostgreSQL…</text:p>
      <text:p text:style-name="P3">- <text:span text:style-name="T13">Comerciales: Oracle, Microsoft SQL Server...</text:span></text:p>
      <text:p text:style-name="P3"/>
      <text:p text:style-name="P1">1.2 Herramientas de Bases de Datos</text:p>
      <text:p text:style-name="P3"/>
      <text:p text:style-name="P1"><text:span text:style-name="T2">Las herramientas de gestión de bases de datos proporcionan un interfaz web que permite administrar las bases de datos. Estas herramientas también permiten ejecutar sentencias SQL desde este interfaz de usuario. También se les conocen como </text:span>clientes de bases de datos<text:span text:style-name="T2">.</text:span></text:p>
      <text:p text:style-name="P3">Ejemplos: phpMyAdmin, MySQL Workbench, HeidiSQL, Toad, Sequel Pro, Table Plus...</text:p>
      <text:p text:style-name="P3"/>
      <text:p text:style-name="P1">1.3 Conexión a una base de datos</text:p>
      <text:p text:style-name="P1"/>
      <text:p text:style-name="P3">Las conexiones a una base de datos siguen un esquema cliente-servidor, siendo el cliente la propia herramienta que se utilice para interactuar con la base de datos y el servidor la propia base de datos.</text:p>
      <text:p text:style-name="P3"/>
      <text:p text:style-name="P3">Un <text:span text:style-name="T1">servidor de base de datos</text:span>, también conocido como <text:span text:style-name="T3">database server</text:span><text:span text:style-name="T4"> o SGBD (en caso de bases de datos relacionales, es un tipo de </text:span><text:span text:style-name="T5">software de servidor que permite la organización de la información mediante el uso de tablas, índices y registros</text:span><text:span text:style-name="T4">.</text:span></text:p>
      <text:p text:style-name="P8"/>
      <text:p text:style-name="P8">Para levantar un servidor de bases de datos se puede utilizar XAMPP. Es un programa que sirve para distintos sistemas operativos (X), permite generar un servidor web Apache, un servidor MySQL (o MariaDB), incluye php instalado (un lenguaje que sirve para dar dinamismo a las páginas web, ejecutado en el servidor) y PERL, un lenguaje de programación.</text:p>
      <text:p text:style-name="P8"/>
      <text:p text:style-name="P20"/>
      <text:p text:style-name="P21">2. SQL: DDL</text:p>
      <text:p text:style-name="P21"/>
      <text:p text:style-name="P2"><text:span text:style-name="T4">SQL (Structured Query Language) </text:span><text:span text:style-name="T6"><text:s/>es un lenguaje de consultas estructurado que permite crear, manipular y descargar datos de una base de datos relacional. SQL puede subdividirse en los siguientes subapartados o sublenguajes:</text:span></text:p>
      <text:p text:style-name="P2"><text:span text:style-name="T6">- </text:span><text:span text:style-name="T4">DDL: </text:span><text:span text:style-name="T6">Data Definition Language, para la definición de los datos.</text:span></text:p>
      <text:p text:style-name="P2"><text:span text:style-name="T6">-</text:span><text:span text:style-name="T4">DML: </text:span><text:span text:style-name="T6">Data Manipulation Language, para manipular los datos de la base de datos.</text:span></text:p>
      <text:p text:style-name="P2"><text:span text:style-name="T6">- </text:span><text:span text:style-name="T4">DCL: </text:span><text:span text:style-name="T6">Data Control Language, para controlar los accesos a los datos de la base de datos.</text:span></text:p>
      <text:p text:style-name="P9"/>
      <text:p text:style-name="P21">2.1 DDL: Data Definition Language</text:p>
      <text:p text:style-name="P9"><text:s/></text:p>
      <text:p text:style-name="P9">Este sublenguaje del SQL permite definir datos. Sus funciones principales son:</text:p>
      <text:p text:style-name="P9"/>
      <text:list xml:id="list2298109233" text:style-name="L1">
        <text:list-item>
          <text:p text:style-name="P10">Crear tablas, índices y otros objetos de la base de datos</text:p>
        </text:list-item>
        <text:list-item>
          <text:p text:style-name="P10"><text:soft-page-break/>Definir las estructuras físicas donde se almacenarán los objetos de la base de datos como espacios de tablas (tablespaces) o ficheros de datos (datafiles).</text:p>
        </text:list-item>
      </text:list>
      <text:p text:style-name="P9">DDL tiene 3 instrucciones básicas:</text:p>
      <text:list xml:id="list336263325" text:style-name="L2">
        <text:list-item>
          <text:p text:style-name="P24"><text:span text:style-name="T10">CREATE</text:span><text:span text:style-name="T8">: Para crear un objeto de un tipo determinado (DATABASE, TABLE, INDEX…), con un nombre y una definición.</text:span></text:p>
        </text:list-item>
        <text:list-item>
          <text:p text:style-name="P24"><text:span text:style-name="T10">ALTER</text:span><text:span text:style-name="T8">: Para modificar un objeto de un tipo determinado a través de su nombre.</text:span></text:p>
        </text:list-item>
        <text:list-item>
          <text:p text:style-name="P24"><text:span text:style-name="T10">DROP: </text:span><text:span text:style-name="T8">Para eliminar un objeto de un tipo determinado a través de su nombre. DROP TABLE usuarios borraría la tabla de usuarios.</text:span></text:p>
          <text:p text:style-name="P11"/>
        </text:list-item>
      </text:list>
      <text:p text:style-name="P21">2.2 Notación de los apuntes</text:p>
      <text:p text:style-name="P21"/>
      <text:p text:style-name="P9">La notación empleada incluye palabras clave del propio lenguaje, definiciones de otros elementos, expresiones, variables, etc.:</text:p>
      <text:list xml:id="list3355919341" text:style-name="L3">
        <text:list-item>
          <text:p text:style-name="P25"><text:span text:style-name="T10">Palabras en mayúsculas: </text:span><text:span text:style-name="T8">palabras reservadas del lenguaje: SELECT, DROP, CREATE…</text:span></text:p>
        </text:list-item>
        <text:list-item>
          <text:p text:style-name="P25"><text:span text:style-name="T10">Palabras en minúsculas: </text:span><text:span text:style-name="T8">variables, expresiones del usuario o parámetros: nombre de una tabla, nombre de un campo…</text:span></text:p>
        </text:list-item>
        <text:list-item>
          <text:p text:style-name="P25"><text:span text:style-name="T10">Paréntesis: </text:span><text:span text:style-name="T8">agrupa varios valores relacionados: INSERT (‘id’, ‘email’…).</text:span></text:p>
        </text:list-item>
        <text:list-item>
          <text:p text:style-name="P25"><text:span text:style-name="T10">Corchetes: </text:span><text:span text:style-name="T8"><text:s/>indican opcionalidad: CREATE [TEMPORARY] TABLE</text:span></text:p>
        </text:list-item>
        <text:list-item>
          <text:p text:style-name="P25"><text:span text:style-name="T10">Llaves: </text:span><text:span text:style-name="T8">indican alternativa obligatoria.</text:span></text:p>
        </text:list-item>
        <text:list-item>
          <text:p text:style-name="P25"><text:span text:style-name="T10">Puntos suspensivos: </text:span><text:span text:style-name="T8">indican continuidad en un ejemplo.</text:span></text:p>
        </text:list-item>
      </text:list>
      <text:p text:style-name="P9"/>
      <text:p text:style-name="P4"><text:span text:style-name="T8">Cada sentencia SQL tiene que ir separada de la anterior por </text:span><text:span text:style-name="T10">punto y coma</text:span><text:span text:style-name="T8">.<text:line-break/></text:span></text:p>
      <text:p text:style-name="P9"/>
      <text:p text:style-name="P21">3. Operaciones con bases de datos</text:p>
      <text:p text:style-name="P21"/>
      <text:p text:style-name="P21">a) Creación de Bases de datos</text:p>
      <text:p text:style-name="P21"/>
      <text:p text:style-name="P9">En MySQL, para crear una base de datos se usa el comando CREATE DATABASE:</text:p>
      <text:p text:style-name="P9"><text:tab/>CREATE DATABASE IF NOT EXISTS colegiodb</text:p>
      <text:p text:style-name="P9"/>
      <text:p text:style-name="P5"><text:span text:style-name="T11">Además, se le puede añadir una serie de especificaciones para definir el CHARSET (conjunto de caracteres válidos, por ejemplo, utf8, ascii, latin1…) y el tipo de COLLATION (conjunto de reglas que definen cómo comparar y buscar cadenas de caracteres, por ejemplo, utf8_general_ci, ascii_general_ci…</text:span><text:span text:style-name="T12">)</text:span></text:p>
      <text:p text:style-name="P12"><text:tab/>CREATE DATABASE IF NOT EXISTS usuarios</text:p>
      <text:p text:style-name="P12"><text:tab/>CHARACTER SET utf8 COLLATE utf8_general_ci</text:p>
      <text:p text:style-name="P12"/>
      <text:p text:style-name="P13">Para poder utilizar una base de datos, primero hay que establecer que el resto de <text:s/>operaciones que se vayan a realizar van a ser sobre dicha base de datos. Para ello, se emplea el comando USE nombre_bd</text:p>
      <text:p text:style-name="P13"/>
      <text:p text:style-name="P22">b) Modificación de Bases de datos</text:p>
      <text:p text:style-name="P22"/>
      <text:p text:style-name="P13">El comando ALTER DATABASE permite cambiar las características de funcionamiento de una base de datos. En MySQL sólo se puede cambiar el juego de caracteres y su colación:</text:p>
      <text:p text:style-name="P13"><text:tab/>ALTER DATABASE nombre_bd Parametro_para_cambiar Nuevo_valor</text:p>
      <text:p text:style-name="P13"><text:tab/>ALTER DATABAS usuarios CHARSET latin1;</text:p>
      <text:p text:style-name="P13"/>
      <text:p text:style-name="P13"/>
      <text:p text:style-name="P13"/>
      <text:p text:style-name="P13"><text:soft-page-break/></text:p>
      <text:p text:style-name="P13"/>
      <text:p text:style-name="P22">c) Borrado de Bases de datos</text:p>
      <text:p text:style-name="P13"/>
      <text:p text:style-name="P13">El comando DROP DATABASE sirve para eliminar una base de datos específica. En MySQL es necesario indicar el nombre de la base de datos que se desea borrar.</text:p>
      <text:p text:style-name="P13"><text:tab/>DROP DATABASE nombre_db</text:p>
      <text:p text:style-name="P13"/>
      <text:p text:style-name="P22">d) Ver Bases de datos del servidos</text:p>
      <text:p text:style-name="P22"/>
      <text:p text:style-name="P13">Para ver las BBDD existentes en el servidor se puede utilizar el comando SHOW DATABASES.</text:p>
      <text:p text:style-name="P13"/>
      <text:p text:style-name="P13"/>
      <text:p text:style-name="P22">4. Operaciones con tablas</text:p>
      <text:p text:style-name="P13"/>
      <text:p text:style-name="P22">a) Creación de tablas</text:p>
      <text:p text:style-name="P13"/>
      <text:p text:style-name="P13">En MySQL se usa el comando CREATE TABLE para crear una tabla:</text:p>
      <text:p text:style-name="P13"><text:tab/>CREATE [TEMPORARY] TABLE [nombrebd.]nombre_tabla [(definición, creación…)] <text:tab/>[opciones_tabla]</text:p>
      <text:p text:style-name="P13"/>
      <text:p text:style-name="P22">Tipos de datos que pueden usarse para MySQL:</text:p>
      <text:p text:style-name="P22">1. Enteros:</text:p>
      <text:list xml:id="list1834189025" text:style-name="L4">
        <text:list-item>
          <text:p text:style-name="P14">TINYINT: 1 byte. Entero muy pequeño.</text:p>
        </text:list-item>
        <text:list-item>
          <text:p text:style-name="P14">SMALLINT: 2 bytes. Entero pequeño.</text:p>
        </text:list-item>
        <text:list-item>
          <text:p text:style-name="P14">MEDIUMINT: 3 bytes. Entero mediano.</text:p>
        </text:list-item>
        <text:list-item>
          <text:p text:style-name="P14">INT/INTEGER: 4 bytes. Entero por defecto.</text:p>
        </text:list-item>
        <text:list-item>
          <text:p text:style-name="P14">BIGINT: 8 bytes. Entero grande.</text:p>
        </text:list-item>
      </text:list>
      <text:p text:style-name="P13"/>
      <text:p text:style-name="P13">[UNSIGNED] se añade cuando no va a tener parte negativa.</text:p>
      <text:p text:style-name="P13"/>
      <text:p text:style-name="P22">2. Reales:</text:p>
      <text:list xml:id="list906814208" text:style-name="L5">
        <text:list-item>
          <text:p text:style-name="P15">FLOAT: 4 bytes. Decimales de coma flotante. Representan un valor de forma aproximada. Se les puede especificar precisión entre paréntesis.</text:p>
        </text:list-item>
        <text:list-item>
          <text:p text:style-name="P15">DOUBLE: 8 bytes. Igual que FLOAT, pero de mayor tamaño.</text:p>
        </text:list-item>
        <text:list-item>
          <text:p text:style-name="P15">DECIMAL (longitud, decimales): variable. Decimales de tipo fijo exacto. Se define el número de dígitos entre paréntesis y el número de decimales.</text:p>
        </text:list-item>
        <text:list-item>
          <text:p text:style-name="P15">NUMERIC (longitud, decimales): variable. Igual que DECIMAL.</text:p>
        </text:list-item>
      </text:list>
      <text:p text:style-name="P13"/>
      <text:p text:style-name="P22">3. Caracteres:</text:p>
      <text:list xml:id="list2486982386" text:style-name="L6">
        <text:list-item>
          <text:p text:style-name="P16">CHAR (longitud): tamaño fijo. Caracteres de longitud fija, de más rápido acceso que VARCHAR. Siempre ocupan lo mismo independientemente del contenido del campo.</text:p>
        </text:list-item>
        <text:list-item>
          <text:p text:style-name="P16">VARCHAR (longitud máx.): tamaño variable. Cadena de longitud variable, cuya longitud máxima se define entre paréntesis.</text:p>
        </text:list-item>
        <text:list-item>
          <text:p text:style-name="P16">TEXT: variable. Sus valores son tratados como strings no binarios.</text:p>
        </text:list-item>
        <text:list-item>
          <text:p text:style-name="P16">BLOB: variable. Valores tratados como Strings binarios (es decir, todo lo que no sea representable por texto, como una imagen, audio… Necesita LOAD y la ruta del archivo).</text:p>
        </text:list-item>
        <text:list-item>
          <text:p text:style-name="P16">ENUM (valor1, valor2, …): lista. Sirve para seleccionar un valor de un conjunto de valores fijos.</text:p>
        </text:list-item>
        <text:list-item>
          <text:p text:style-name="P16">SET (valor1, valor2…): conjuntos. Puede tener 0 o más valores.</text:p>
        </text:list-item>
      </text:list>
      <text:p text:style-name="P13"><text:soft-page-break/></text:p>
      <text:p text:style-name="P13"/>
      <text:p text:style-name="P22">4. Tiempo:</text:p>
      <text:list xml:id="list524260711" text:style-name="L7">
        <text:list-item>
          <text:p text:style-name="P17">DATE: formato aaaa-mm-dd (entre comillas).</text:p>
        </text:list-item>
        <text:list-item>
          <text:p text:style-name="P17">TIME: formato hh:mm:ss</text:p>
        </text:list-item>
        <text:list-item>
          <text:p text:style-name="P17">TIMESTAMP: aaaa-mm-dd hh:mm:ss</text:p>
        </text:list-item>
        <text:list-item>
          <text:p text:style-name="P17">DATETIME: aaaa-mm-dd hh:mm:ss (mayor rango que TIMESTAMP).</text:p>
        </text:list-item>
      </text:list>
      <text:p text:style-name="P13"/>
      <text:p text:style-name="P22">Opciones de campo:</text:p>
      <text:p text:style-name="P13">Un campo puede tener o no múltiples opciones. Las que pueden usarse en MySQL son:</text:p>
      <text:p text:style-name="P13">- NULL / NOT NULL: especifican si la columna admite o no valores nulos (campo vacío o valores desconocidos.</text:p>
      <text:p text:style-name="P13">- DEFAULT valor: indica el valor por defecto que tendrá un campo en caso de no especificarse.</text:p>
      <text:p text:style-name="P13">- UNIQUE KEY / PRIMARY KEY: especifica si ese campo es clave primaria o única. La gran diferencia entre ambas es que una clave primaria no puede ser nula, mientras que la única sí.</text:p>
      <text:p text:style-name="P13"/>
      <text:p text:style-name="P13"/>
      <text:p text:style-name="P23">b) Consulta de tablas</text:p>
      <text:p text:style-name="P23"/>
      <text:p text:style-name="P18">Para consultar las tablas disponibles en una base de datos en MySQL, se utiliza el comando SHOW TABLES.</text:p>
      <text:p text:style-name="P18">Por otra parte, para consultar la estructura de una tabla en concreto con sus atributos, se utiliza el comando:</text:p>
      <text:p text:style-name="P18"><text:tab/>DESCRIBE nombre_tabla</text:p>
      <text:p text:style-name="P18"/>
      <text:p text:style-name="P23">c) Modificación de tablas</text:p>
      <text:p text:style-name="P23"/>
      <text:p text:style-name="P18">El comando para modificar una tabla en MySQL es </text:p>
      <text:p text:style-name="P18"><text:tab/>ALTER TABLE nombre_tabla especificación_alter, otra_especificación…</text:p>
      <text:p text:style-name="P18"/>
      <text:p text:style-name="P18">Las especificaciones alter pueden ser las siguientes:</text:p>
      <text:list xml:id="list1957974819" text:style-name="L8">
        <text:list-item>
          <text:p text:style-name="P26"><text:span text:style-name="T9">ADD</text:span><text:span text:style-name="T11">: permite añadir una columna ( y permite especificar dónde a través de FIRST o AFTER nombre_columna). También sirve para añadir claves (connstraints).</text:span></text:p>
        </text:list-item>
        <text:list-item>
          <text:p text:style-name="P27"><text:span text:style-name="T11">DROP</text:span><text:span text:style-name="T7">: permite eliminar restricciones de claves foráneas o primarias, dejando el tipo de dato y su contenido intacto.</text:span></text:p>
        </text:list-item>
        <text:list-item>
          <text:p text:style-name="P27"><text:span text:style-name="T11">MODIFY: </text:span><text:span text:style-name="T7">cambia el tipo de datos de una columna.</text:span></text:p>
        </text:list-item>
        <text:list-item>
          <text:p text:style-name="P27"><text:span text:style-name="T11">CHANGE: </text:span><text:span text:style-name="T7"><text:s/>permite cambiar el nombre de una columna.</text:span></text:p>
        </text:list-item>
        <text:list-item>
          <text:p text:style-name="P19">Opciones de la tabla que varían con cada SGBD…</text:p>
        </text:list-item>
      </text:list>
      <text:p text:style-name="P18"/>
      <text:p text:style-name="P18"><text:tab/>Ej: ALTER TABLE usuarios ADD telefono CHAR(12) AFTER email;</text:p>
      <text:p text:style-name="P18"/>
      <text:p text:style-name="P23">d) Borrado de tablas</text:p>
      <text:p text:style-name="P23"/>
      <text:p text:style-name="P6"><text:span text:style-name="T11">En MySQL se pueden borrar una o varias tablas con el comando </text:span><text:span text:style-name="T9">DROP TABLE</text:span></text:p>
      <text:p text:style-name="P6"><text:span text:style-name="T9"><text:tab/></text:span><text:span text:style-name="T11">DROP TABLE nombre_tabla, nombre_otra_tabla…</text:span></text:p>
      <text:p text:style-name="P18"/>
      <text:p text:style-name="P23">e) Renombrado de tablas</text:p>
      <text:p text:style-name="P23"/>
      <text:p text:style-name="P6"><text:span text:style-name="T11">Para renombrar una tabla se usa el comando </text:span><text:span text:style-name="T9">RENAME TABLE</text:span></text:p>
      <text:p text:style-name="P6"><text:span text:style-name="T9"><text:tab/></text:span><text:span text:style-name="T11">RENAME TABLE nombre_tabla TO nuevo_nombr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1" svg:font-family="'Arial Unicode M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2-06T12:32:20.439000000</meta:creation-date>
    <dc:date>2024-02-06T19:59:37.801000000</dc:date>
    <meta:editing-duration>PT1H28M9S</meta:editing-duration>
    <meta:editing-cycles>2</meta:editing-cycles>
    <meta:generator>LibreOffice/7.0.1.2$Windows_X86_64 LibreOffice_project/7cbcfc562f6eb6708b5ff7d7397325de9e764452</meta:generator>
    <meta:document-statistic meta:table-count="0" meta:image-count="0" meta:object-count="0" meta:page-count="4" meta:paragraph-count="108" meta:word-count="1340" meta:character-count="8302" meta:non-whitespace-character-count="7084"/>
  </office:meta>
</office:document-meta>
</file>